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Digidream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sentation d’entrepri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cteur d’activiter (client, ,)</text:p>
              </text:list-item>
              <text:list-item>
                <text:p>Outil utiliser</text:p>
              </text:list-item>
              <text:list-item>
                <text:p>Échèl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ission annex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ctification de bug (favicon, alignement)</text:p>
              </text:list-item>
              <text:list-item>
                <text:p>CSS bord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ission principal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tomatisation du RGPD :</text:p>
              </text:list-item>
              <text:list-item>
                <text:p>Pourquoi, comment g fait , utilisa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e que sa m’as apporte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SS</text:p>
              </text:list-item>
              <text:list-item>
                <text:p>Structure du code en entreprise</text:p>
              </text:list-item>
              <text:list-item>
                <text:p>Mécanique original</text:p>
              </text:list-item>
              <text:list-item>
                <text:p>Compétence supplémentaire</text:p>
              </text:list-item>
              <text:list-item>
                <text:p>l’autonomi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5:03:33.096354530</meta:creation-date>
    <meta:editing-duration>PT12M10S</meta:editing-duration>
    <meta:editing-cycles>3</meta:editing-cycles>
    <meta:generator>LibreOffice/6.4.7.2$Linux_X86_64 LibreOffice_project/40$Build-2</meta:generator>
    <dc:title>Beehive</dc:title>
    <dc:date>2022-04-11T16:08:27.277249030</dc:date>
    <meta:document-statistic meta:object-count="55"/>
  </office:meta>
</office:document-meta>
</file>